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D000001A5D3D78193BD8B84CE.png" manifest:media-type="image/png"/>
  <manifest:file-entry manifest:full-path="Pictures/100000010000035C0000025D72E8E56570F6F8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cm" svg:y="0.018cm" svg:width="17cm" svg:height="11.959cm" draw:z-index="0"><draw:image xlink:href="Pictures/100000010000035C0000025D72E8E56570F6F8AE.png" xlink:type="simple" xlink:show="embed" xlink:actuate="onLoad" draw:mime-type="image/png"/></draw:frame></text:p>
      <text:p text:style-name="Standard"><draw:frame draw:style-name="fr1" draw:name="Image2" text:anchor-type="char" svg:width="17cm" svg:height="5.9cm" draw:z-index="1"><draw:image xlink:href="Pictures/10000001000004BD000001A5D3D78193BD8B84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4:42:17.413327664</meta:creation-date>
    <dc:date>2024-09-13T15:13:01.903453087</dc:date>
    <meta:editing-duration>PT20M3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